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o di progetto:(Look3D versione: 0.0.3)</text:p>
      <text:p text:style-name="P1"/>
      <text:p text:style-name="P2">Introduzione.</text:p>
      <text:p text:style-name="P2"/>
      <text:p text:style-name="P2">Look3D è un programma di grafica 3D per l modellazione ed animazione.</text:p>
      <text:p text:style-name="P2"/>
      <text:p text:style-name="P2"/>
      <text:p text:style-name="P2">Stato del progetto.(01-12-2013)</text:p>
      <text:p text:style-name="P2"/>
      <text:p text:style-name="P2">Il programma è in fase di scrittura, la gestione e la modifica delle mesh è quasi ultimata. Abilitata la modalità edit e object, le altre modalità sono da finire, mancano le modalità paint per disegnare una mesh, animazione per le animazioni, consolle per lua, sculpture er scolpire una mesh, texture per definire le coordinate uv. Integrazione con lua da implementare, da risolvere errori sulle mesh, come il cubo, da finire la gestione delle curve bezier, da inseire nurbs e meta bool. Modalità spostmento world e altre da finire. Serializzazione delle mesh da implementare, serializzazione del progetto da implementare.</text:p>
      <text:p text:style-name="P2"/>
      <text:p text:style-name="P2">Immagini </text:p>
      <text:p text:style-name="P2">01-12-2013</text:p>
      <text:p text:style-name="P2"/>
      <text:p text:style-name="P2">impostato il tool di scala, e quasi finito di impostare i movimenti della scena, finito di impostare movimento del mondo e ,movimento della telecamera, fissa al centro e spostabile, risolvere stupido problema sulla selezione delle mesh, sia quello che deseleziona la mesh in edit mode sia quello che interrompe il picking che viene riabilitato con Alt e click destro del mouse.</text:p>
      <text:p text:style-name="P2"/>
      <text:p text:style-name="P2"/>
      <text:p text:style-name="P2">Appunti per domani:</text:p>
      <text:p text:style-name="P2"/>
      <text:p text:style-name="P2">Creare movimento trackball con codice in scene/elements/trackball.c .</text:p>
      <text:p text:style-name="P2"/>
      <text:p text:style-name="P2">Aggiungere visuale front and back, non reimpostare telecamere al cambiamento di visuale.</text:p>
      <text:p text:style-name="P2"/>
      <text:p text:style-name="P2">Inserire tool di rotazione, modificarlo per renderlo piu utile, ad esempio si potrebbe disegnare non linee unite ma dei pulsanti che permettono di visualizzare lo spostamento in gradi della mesh.</text:p>
      <text:p text:style-name="P2">Iniziare la serializzazione delle mesh per iniziare progetti di esempio da mostrare come foto e da inserire nella versione da distribuire.</text:p>
      <text:p text:style-name="P2"/>
      <text:p text:style-name="P2">Riprogettare keyframe (in maniera da contenere sia animazioni per mesh <text:s/>e sia le strutture per animare i vertici di una mesh come i vetori e le bones ) dai file di progetto inclusi nel codice sorgente in scene/animation/ rinominarli con <text:s/>sintassi “l3d_” <text:s/>e relativi namespace per il progetto e gestirli tramite puntatori c e non classi <text:s/>.</text:p>
      <text:p text:style-name="P2"/>
      <text:p text:style-name="P2"/>
      <text:p text:style-name="P2">02-12-2013 non scritto</text:p>
      <text:p text:style-name="P2"/>
      <text:p text:style-name="P2">03-12-2013 iniziato ad integrare lua con libreria tolua++ nel codice, piu semplice di come mi aspettavo, si crea un .pkg creata carrtella tolua++package nel progetto ed integrato codice lua, per lanciare file .lua vedere esempi della libreria tolua++.</text:p>
      <text:p text:style-name="P2"/>
      <text:p text:style-name="P2">04-12-2013 aggiunta visuale front e back , iniziata la serializzazione delle mesh e dei gruppi nella scena.</text:p>
      <text:p text:style-name="P2"/>
      <text:p text:style-name="P2"><text:soft-page-break/>05-12-2013</text:p>
      <text:p text:style-name="P2"/>
      <text:p text:style-name="P2">quasi finita la serializzazione delle mesh dell'appliacazione.</text:p>
      <text:p text:style-name="P2"/>
      <text:p text:style-name="P2">06-12-2013</text:p>
      <text:p text:style-name="P2"/>
      <text:p text:style-name="P2">continuata la serializzazione delle mesh aggiunti i gruppi di vertici.</text:p>
      <text:p text:style-name="P2"/>
      <text:p text:style-name="P2">Velocizzare l'edit delle mesh. Per velocizzare il disegno in edit di una mesh, potrei eseguire la visualizzazione della stessa attraverso un vbo che viene creato ogni volta che una mesh viene messa sotto edit, il problema principale di utilizzare un vbo per l'editing di una mesh è la modifica dei vertici, principalmente come dico al vbo che un vertice è stato eliminato, una soluzione potrebbe essere quella di eliminare il vertice nel buffer vbo, ma questo richiederebbe una ricreazione del buffer, non so fino a che punto convenga , in termini di velocità. (da verificare velocità) </text:p>
      <text:p text:style-name="P2"/>
      <text:p text:style-name="P2"/>
      <text:p text:style-name="P2">Montato su il wiki del progetto. Sul mio server interno 192.168.1.102/wiki/</text:p>
      <text:p text:style-name="P2"/>
      <text:p text:style-name="P2">Creata pagina iniziale.</text:p>
      <text:p text:style-name="P2"/>
      <text:p text:style-name="P2">Da scrivere il manuale utente del programma.</text:p>
      <text:p text:style-name="P2"/>
      <text:p text:style-name="P2">Fare dei video dimostrativi del programma in .webm .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1T13:05:11.08</meta:creation-date>
    <dc:date>2013-12-07T04:32:57.04</dc:date>
    <meta:editing-duration>P1DT11H17M46S</meta:editing-duration>
    <meta:editing-cycles>7</meta:editing-cycles>
    <meta:generator>LibreOffice/3.3$Win32 LibreOffice_project/330m19$Build-401</meta:generator>
    <meta:document-statistic meta:table-count="0" meta:image-count="0" meta:object-count="0" meta:page-count="2" meta:paragraph-count="26" meta:word-count="516" meta:character-count="3334"/>
  </office:meta>
</office:document-meta>
</file>